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0beadc"/>
    </style:style>
    <style:style style:name="P2" style:family="paragraph" style:parent-style-name="Header">
      <style:text-properties fo:font-size="8pt" officeooo:rsid="00194347" officeooo:paragraph-rsid="000beadc"/>
    </style:style>
    <style:style style:name="P3" style:family="paragraph" style:parent-style-name="Standard">
      <style:text-properties fo:font-size="8pt"/>
    </style:style>
    <style:style style:name="T1" style:family="text">
      <style:text-properties officeooo:rsid="000be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@charset "UTF-8";</text:p>
      <text:p text:style-name="P3"/>
      <text:p text:style-name="P3">form {</text:p>
      <text:p text:style-name="P3"><text:s text:c="4"/>width: 500px;</text:p>
      <text:p text:style-name="P3"><text:s text:c="4"/>margin: auto;</text:p>
      <text:p text:style-name="P3">}</text:p>
      <text:p text:style-name="P3"/>
      <text:p text:style-name="P3">input, textarea {</text:p>
      <text:p text:style-name="P3"><text:s text:c="4"/>font-family: sans-serif;</text:p>
      <text:p text:style-name="P3"><text:s text:c="4"/>font-weight: normal;</text:p>
      <text:p text:style-name="P3"><text:s text:c="4"/>font-size: 13pt;</text:p>
      <text:p text:style-name="P3"><text:s text:c="4"/>background-color: rgba(255,255,255,.8);</text:p>
      <text:p text:style-name="P3">}</text:p>
      <text:p text:style-name="P3"/>
      <text:p text:style-name="P3">input:hover, textarea:hover {</text:p>
      <text:p text:style-name="P3"><text:s text:c="4"/>background-color: #dddddd;</text:p>
      <text:p text:style-name="P3">}</text:p>
      <text:p text:style-name="P3"/>
      <text:p text:style-name="P3">legend {</text:p>
      <text:p text:style-name="P3"><text:s text:c="4"/>color: #888888;</text:p>
      <text:p text:style-name="P3"><text:s text:c="4"/>font-weight: bold;</text:p>
      <text:p text:style-name="P3"><text:s text:c="4"/>font-size: 13pt;</text:p>
      <text:p text:style-name="P3"><text:s text:c="4"/>font-family: sans-serif;</text:p>
      <text:p text:style-name="P3">}</text:p>
      <text:p text:style-name="P3"/>
      <text:p text:style-name="P3">fieldset {</text:p>
      <text:p text:style-name="P3"><text:s text:c="4"/>border-color: #cecece;</text:p>
      <text:p text:style-name="P3"><text:s text:c="4"/>margin: 20px;</text:p>
      <text:p text:style-name="P3">}</text:p>
      <text:p text:style-name="P3"/>
      <text:p text:style-name="P3">fieldset#sexo {</text:p>
      <text:p text:style-name="P3"><text:s text:c="4"/>width: 200px;</text:p>
      <text:p text:style-name="P3">}</text:p>
      <text:p text:style-name="P3"/>
      <text:p text:style-name="P3">fieldset#usuario {</text:p>
      <text:p text:style-name="P3"><text:s text:c="4"/>background: url("../_imagens/icone-contato.png") no-repeat 95% 22%;</text:p>
      <text:p text:style-name="P3">}</text:p>
      <text:p text:style-name="P3"/>
      <text:p text:style-name="P3">fieldset#endereco {</text:p>
      <text:p text:style-name="P3"><text:s text:c="4"/>background: url("../_imagens/icone-endereco.png") no-repeat 95% 22%;</text:p>
      <text:p text:style-name="P3">}</text:p>
      <text:p text:style-name="P3"/>
      <text:p text:style-name="P3">fieldset#mensagem {</text:p>
      <text:p text:style-name="P3"><text:s text:c="4"/>background: url("../_imagens/icone-mensagem.png") no-repeat 95% 22%;</text:p>
      <text:p text:style-name="P3">}</text:p>
      <text:p text:style-name="P3"/>
      <text:p text:style-name="P3">fieldset#pedido {</text:p>
      <text:p text:style-name="P3"><text:s text:c="4"/>background: url("../_imagens/icone-pagamento.png") no-repeat 95% 22%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94347" officeooo:paragraph-rsid="000beadc"/>
    </style:style>
    <style:style style:name="MP2" style:family="paragraph" style:parent-style-name="Header">
      <style:text-properties officeooo:rsid="00194347" officeooo:paragraph-rsid="000beadc"/>
    </style:style>
    <style:style style:name="MT1" style:family="text">
      <style:text-properties officeooo:rsid="000bea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TML, CSS3 e JAVAScript</text:p>
        <text:p text:style-name="MP2">Configuração <text:span text:style-name="MT1">do Formulário - Form(e-mail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17:07.206000000</meta:creation-date>
    <dc:date>2025-04-03T08:26:43.075000000</dc:date>
    <meta:editing-duration>PT9M36S</meta:editing-duration>
    <meta:editing-cycles>1</meta:editing-cycles>
    <meta:document-statistic meta:table-count="0" meta:image-count="0" meta:object-count="0" meta:page-count="1" meta:paragraph-count="41" meta:word-count="91" meta:character-count="865" meta:non-whitespace-character-count="743"/>
    <meta:generator>LibreOffice/7.5.5.2$Windows_X86_64 LibreOffice_project/ca8fe7424262805f223b9a2334bc7181abbcbf5e</meta:generator>
  </office:meta>
</office:document-meta>
</file>